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officeooo:paragraph-rsid="001432af"/>
    </style:style>
    <style:style style:name="P4" style:family="paragraph" style:parent-style-name="Standard">
      <style:text-properties fo:color="#c9211e" officeooo:paragraph-rsid="001536f6"/>
    </style:style>
    <style:style style:name="P5" style:family="paragraph" style:parent-style-name="Standard">
      <style:text-properties officeooo:paragraph-rsid="001536f6"/>
    </style:style>
    <style:style style:name="P6" style:family="paragraph" style:parent-style-name="Standard">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style>
    <style:style style:name="P23" style:family="paragraph" style:parent-style-name="Text_20_body" style:list-style-name="L6">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P27" style:family="paragraph" style:parent-style-name="Text_20_body" style:list-style-name="L10">
      <style:paragraph-properties fo:margin-top="0in" fo:margin-bottom="0in" loext:contextual-spacing="false"/>
    </style:style>
    <style:style style:name="P28" style:family="paragraph" style:parent-style-name="Text_20_body" style:list-style-name="L11">
      <style:paragraph-properties fo:margin-top="0in" fo:margin-bottom="0in" loext:contextual-spacing="false"/>
    </style:style>
    <style:style style:name="T1" style:family="text">
      <style:text-properties fo:color="#c9211e"/>
    </style:style>
    <style:style style:name="T2"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THMM_pred LRT_pred MetaLR_pred MetaSVM_pred MutationAssessor_pred MutationTaster_pred PROVEAN_pred Polyphen2_HDIV_pred Polyphen2_HVAR_pred SIFT_pred <text:span text:style-name="T1">fathmm_MKL_coding_pred ## NOTE: I have replaced the dash with an underscore. </text:span></text:p>
      <text:p text:style-name="P3">The first column for each of these tables will be the name of the field + ID, e.g., <text:span text:style-name="T1">FATHMM_predID.</text:span> This column will be of type not null primary key. The second column will be called <text:span text:style-name="Source_20_Text"><text:span text:style-name="T1">prediction</text:span></text:span> and will be of type TEXT not null. </text:p>
      <text:p text:style-name="P3"/>
      <text:p text:style-name="P3">The prediction values will be values you extracted for each of the fields in the previous step. For example, 'FATHMM_pred' has two prediction values 'T' and 'D'. <text:span text:style-name="T1">Name the tables after their field name</text:span>, e.g.,<text:line-break/>call table that will contains values of FATHMM_pred <text:span text:style-name="Source_20_Text">FATHMM_pred</text:span>. Make sure to sort the values, meaning, D should be inserted before T. </text:p>
      <text:p text:style-name="P3"/>
      <text:p text:style-name="P3"/>
      <text:p text:style-name="Text_20_body">Table 12 will be the Variants table. The first column will be VariantID. </text:p>
      <text:p text:style-name="P3">The other columns will be: </text:p>
      <text:p text:style-name="P3">{</text:p>
      <text:p text:style-name="P3">CHROM<text:line-break/>POS</text:p>
      <text:p text:style-name="P3">ID<text:line-break/>REF </text:p>
      <text:p text:style-name="P3">ALT </text:p>
      <text:p text:style-name="P3">QUAL<text:line-break/>FILTER </text:p>
      <text:p text:style-name="P3">thousandg2015aug_all ##NOTE: a column name cannot start with a number, so you have to rename! ExAC_ALL</text:p>
      <text:p text:style-name="P3">}</text:p>
      <text:p text:style-name="Text_20_body">Table 12 will have 11 more columns that relate to each of prediction table. Consider writing a utility function to fetch the primary key for a given prediction from each of the prediction table. Name each of the column should be the name of predictor + ID, e.g., FATHMM_predID. </text:p>
      <text:p text:style-name="Text_20_body"/>
      <text:p text:style-name="Text_20_body">You have already deteremined their data type, so use that to set their data type. For integer use INTEGER. For float use REAL. For string use TEXT. </text:p>
      <text:p text:style-name="Text_20_body"><text:soft-page-break/>Table 13 will be called PredictionStats. The first column will be PredictorStatsID INTEGER NOT NULL PRIMARY KEY. The second column will be VariantID. The third column will be PredictorName. The fourth column will be PredictorValue. This is not a normalized table!</text:p>
      <text:p text:style-name="Standard"/>
      <text:p text:style-name="Preformatted_20_Text"/>
      <text:p text:style-name="P2"/>
      <text:p text:style-name="Text_20_body">The idea is that 11 predictors have been used to annotate all the variants in the file. This table combines all that information in one table. By grouping the table based on variantid and summing the prediction values mapped from the prediction text, you can find which variants have a consensus on their being deterimental. </text:p>
      <text:p text:style-name="Text_20_body">IMPORTANT: instead of fathmm-MKL_coding_pred use fathmm_MKL_coding_pred everywhere. HINT: You have to commit the changes you make to the table, otherwise your changes will not be saved. Consider wrapping all changes inside <text:span text:style-name="Source_20_Text">with conn:</text:span></text:p>
      <text:h text:style-name="Heading_20_1" text:outline-level="1"/>
      <text:h text:style-name="P1" text:outline-level="1"><text:bookmark text:name="Part-3-(10-pts)"/>Part 3 (10 pts)</text:h>
      <text:p text:style-name="Text_20_body">Write a function that returns a dictionary that maps for a given predictor its letter prediction to foreign key value. Conver the dash in 'fathmm-MKL_coding_pred' to an underscore. </text:p>
      <text:p text:style-name="Text_20_body">FATHMM_pred</text:p>
      <text:list xml:id="list2752144759" text:style-name="L1">
        <text:list-item>
          <text:p text:style-name="P18">T = 0 </text:p>
        </text:list-item>
        <text:list-item>
          <text:p text:style-name="P7">D = 1 </text:p>
        </text:list-item>
      </text:list>
      <text:p text:style-name="Text_20_body">LRT_pred </text:p>
      <text:list xml:id="list3503355019" text:style-name="L2">
        <text:list-item>
          <text:p text:style-name="P19">D = 1 </text:p>
        </text:list-item>
        <text:list-item>
          <text:p text:style-name="P19">N = 0 </text:p>
        </text:list-item>
        <text:list-item>
          <text:p text:style-name="P8">U = 0 </text:p>
        </text:list-item>
      </text:list>
      <text:p text:style-name="Text_20_body">MetaLR_pred</text:p>
      <text:list xml:id="list2009074122" text:style-name="L3">
        <text:list-item>
          <text:p text:style-name="P20">T = 0 </text:p>
        </text:list-item>
        <text:list-item>
          <text:p text:style-name="P9">D = 1 </text:p>
        </text:list-item>
      </text:list>
      <text:p text:style-name="Text_20_body">MetaSVM_pred</text:p>
      <text:list xml:id="list2699149326" text:style-name="L4">
        <text:list-item>
          <text:p text:style-name="P21">T = 0 </text:p>
        </text:list-item>
        <text:list-item>
          <text:p text:style-name="P10">D = 1 </text:p>
        </text:list-item>
      </text:list>
      <text:p text:style-name="Text_20_body">MutationAssessor_pred</text:p>
      <text:list xml:id="list4001084264" text:style-name="L5">
        <text:list-item>
          <text:p text:style-name="P22">H = 1 </text:p>
        </text:list-item>
        <text:list-item>
          <text:p text:style-name="P22">N = 0 </text:p>
        </text:list-item>
        <text:list-item>
          <text:p text:style-name="P22">L = 0.25 </text:p>
        </text:list-item>
        <text:list-item>
          <text:p text:style-name="P11">M = 0.5 </text:p>
        </text:list-item>
      </text:list>
      <text:p text:style-name="Text_20_body">MutationTaster_pred</text:p>
      <text:list xml:id="list3031615177" text:style-name="L6">
        <text:list-item>
          <text:p text:style-name="P23">D = 1 </text:p>
        </text:list-item>
        <text:list-item>
          <text:p text:style-name="P23">P = 0 </text:p>
        </text:list-item>
        <text:list-item>
          <text:p text:style-name="P23">N = 0 </text:p>
        </text:list-item>
        <text:list-item>
          <text:p text:style-name="P12">A = 1 </text:p>
        </text:list-item>
      </text:list>
      <text:p text:style-name="Text_20_body">PROVEAN_pred</text:p>
      <text:list xml:id="list1166012908" text:style-name="L7">
        <text:list-item>
          <text:p text:style-name="P24">D = 1 </text:p>
        </text:list-item>
        <text:list-item>
          <text:p text:style-name="P13">N = 0 </text:p>
        </text:list-item>
      </text:list>
      <text:p text:style-name="Text_20_body">Polyphen2_HDIV_pred</text:p>
      <text:list xml:id="list3826110617" text:style-name="L8">
        <text:list-item>
          <text:p text:style-name="P25">D = 1 </text:p>
        </text:list-item>
        <text:list-item>
          <text:p text:style-name="P25">B = 0 </text:p>
        </text:list-item>
        <text:list-item>
          <text:p text:style-name="P14">P = 0.5 </text:p>
        </text:list-item>
      </text:list>
      <text:p text:style-name="Text_20_body"><text:soft-page-break/>Polyphen2_HVAR_pred</text:p>
      <text:list xml:id="list3972569749" text:style-name="L9">
        <text:list-item>
          <text:p text:style-name="P26">D = 1 </text:p>
        </text:list-item>
        <text:list-item>
          <text:p text:style-name="P26">B = 0 </text:p>
        </text:list-item>
        <text:list-item>
          <text:p text:style-name="P15">P = 0.5 </text:p>
        </text:list-item>
      </text:list>
      <text:p text:style-name="Text_20_body">SIFT_pred</text:p>
      <text:list xml:id="list2965681702" text:style-name="L10">
        <text:list-item>
          <text:p text:style-name="P27">D = 1 </text:p>
        </text:list-item>
        <text:list-item>
          <text:p text:style-name="P16">T = 0 </text:p>
        </text:list-item>
      </text:list>
      <text:p text:style-name="Text_20_body">fathmm-MKL_coding_pred</text:p>
      <text:list xml:id="list2608617524" text:style-name="L11">
        <text:list-item>
          <text:p text:style-name="P28">D = 1 </text:p>
        </text:list-item>
        <text:list-item>
          <text:p text:style-name="P17">N = 0 </text:p>
        </text:list-item>
      </text:list>
      <text:p text:style-name="Preformatted_20_Text"/>
      <text:p text:style-name="Preformatted_20_Text"><text:span text:style-name="Source_20_Text">prediction_mapping = {</text:span></text:p>
      <text:p text:style-name="Preformatted_20_Text"><text:span text:style-name="Source_20_Text"><text:s text:c="4"/>'FATHMM_pred': {'T': 0, 'D': 1},</text:span></text:p>
      <text:p text:style-name="Preformatted_20_Text"><text:span text:style-name="Source_20_Text"><text:s text:c="4"/>'MetaLR_pred': {'T': 0, 'D': 1},</text:span></text:p>
      <text:p text:style-name="Preformatted_20_Text"><text:span text:style-name="Source_20_Text"><text:s text:c="4"/>'MetaSVM_pred': {'T': 0, 'D': 1},</text:span></text:p>
      <text:p text:style-name="Preformatted_20_Text"><text:span text:style-name="Source_20_Text"><text:s text:c="4"/>'SIFT_pred': {'T': 0, 'D': 1},</text:span></text:p>
      <text:p text:style-name="Preformatted_20_Text"><text:span text:style-name="Source_20_Text"><text:s text:c="4"/>'fathmm_MKL_coding_pred': {'D': 1, 'N': 0},</text:span></text:p>
      <text:p text:style-name="Preformatted_20_Text"><text:span text:style-name="Source_20_Text"><text:s text:c="4"/>'LRT_pred': {'U': 0, 'N': 0, 'D': 1},</text:span></text:p>
      <text:p text:style-name="Preformatted_20_Text"><text:span text:style-name="Source_20_Text"><text:s text:c="4"/>'MutationAssessor_pred': {'H': 1, 'N': 0, 'L': 0.25, 'M': 0.5}, <text:s/></text:span></text:p>
      <text:p text:style-name="Preformatted_20_Text"><text:span text:style-name="Source_20_Text"><text:s text:c="4"/>'MutationTaster_pred': {'D': 1, 'P': 0, 'N': 0, 'A': 1},</text:span></text:p>
      <text:p text:style-name="Preformatted_20_Text"><text:span text:style-name="Source_20_Text"><text:s text:c="4"/>'PROVEAN_pred': {'D': 1, 'N': 0},</text:span></text:p>
      <text:p text:style-name="Preformatted_20_Text"><text:span text:style-name="Source_20_Text"><text:s text:c="4"/>'Polyphen2_HDIV_pred': {'D': 1, 'B': 0, 'P': 0.5},</text:span></text:p>
      <text:p text:style-name="Preformatted_20_Text"><text:span text:style-name="Source_20_Text"><text:s text:c="4"/>'Polyphen2_HVAR_pred': {'D': 1, 'B': 0, 'P': 0.5},</text:span></text:p>
      <text:p text:style-name="Preformatted_20_Text"><text:span text:style-name="Source_20_Text">}</text:span></text:p>
      <text:p text:style-name="P2"/>
      <text:p text:style-name="Standard"/>
      <text:p text:style-name="P6"># Part 7 (10 points)</text:p>
      <text:p text:style-name="Standard"/>
      <text:p text:style-name="P4">INSERT</text:p>
      <text:p text:style-name="Standard"/>
      <text:p text:style-name="Standard">Remember that to insert a record in SQLite, you have to use `cur.execute(sql, values)`, where `sql` is the insert statement and `values` is a list/tuple of values that will be substituted into the `sql` string wherever there is a question mark. </text:p>
      <text:p text:style-name="Standard"/>
      <text:p text:style-name="P5">Write a function that takes in as input: CHROM, POS, ID, REF, ALT, QUAL, FILTER, info_values and returns a list with the values in the following order:</text:p>
      <text:p text:style-name="Standard">```</text:p>
      <text:p text:style-name="Standard">CHROM </text:p>
      <text:p text:style-name="Standard">POS</text:p>
      <text:p text:style-name="Standard">ID</text:p>
      <text:p text:style-name="Standard">REF</text:p>
      <text:p text:style-name="Standard">ALT</text:p>
      <text:p text:style-name="Standard">QUAL</text:p>
      <text:p text:style-name="Standard">FILTER</text:p>
      <text:p text:style-name="Standard">thousandg2015aug_all # 1000 has been replaced by the text thousand</text:p>
      <text:p text:style-name="Standard">ExAC_ALL</text:p>
      <text:p text:style-name="Standard">FATHMM_pred</text:p>
      <text:p text:style-name="Standard">LRT_pred</text:p>
      <text:p text:style-name="Standard">MetaLR_pred</text:p>
      <text:p text:style-name="Standard">MetaSVM_pred</text:p>
      <text:p text:style-name="Standard">MutationAssessor_pred</text:p>
      <text:p text:style-name="Standard">MutationTaster_pred</text:p>
      <text:p text:style-name="Standard">PROVEAN_pred</text:p>
      <text:p text:style-name="Standard">Polyphen2_HDIV_pred</text:p>
      <text:p text:style-name="Standard">Polyphen2_HVAR_pred</text:p>
      <text:p text:style-name="Standard">SIFT_pred</text:p>
      <text:p text:style-name="Standard">fathmm_MKL_coding_pred # note that the dash has been replaced by underscore</text:p>
      <text:p text:style-name="Standard">```</text:p>
      <text:p text:style-name="Standard"/>
      <text:p text:style-name="Standard">The info_values dictionary contains the predictor values. Use `None` for any empty/missing value for info fields, thousandg2015aug_all, and ExAC_ALL. </text:p>
      <text:p text:style-name="Standard"/>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0T15:17:58.257585793</meta:creation-date>
    <dc:date>2019-11-20T21:13:22.250393632</dc:date>
    <meta:editing-duration>PT2H16M56S</meta:editing-duration>
    <meta:editing-cycles>2</meta:editing-cycles>
    <meta:generator>LibreOffice/6.3.2.2$Linux_X86_64 LibreOffice_project/30$Build-2</meta:generator>
    <meta:document-statistic meta:table-count="0" meta:image-count="0" meta:object-count="0" meta:page-count="6" meta:paragraph-count="99" meta:word-count="736" meta:character-count="4277" meta:non-whitespace-character-count="3578"/>
  </office:meta>
</office:document-meta>
</file>